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9e2a" officeooo:paragraph-rsid="00109e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>a) Richtig</text:p>
      <text:p text:style-name="P1"/>
      <text:p text:style-name="P1">b) Richtig</text:p>
      <text:p text:style-name="P1"/>
      <text:p text:style-name="P1">c) Richtig</text:p>
      <text:p text:style-name="P1"/>
      <text:p text:style-name="P1">d) Falsch</text:p>
      <text:p text:style-name="P1"/>
      <text:p text:style-name="P1">e) Richt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2:03:05.091000000</meta:creation-date>
    <dc:date>2021-02-08T12:09:26.963000000</dc:date>
    <meta:editing-duration>PT6M22S</meta:editing-duration>
    <meta:editing-cycles>1</meta:editing-cycles>
    <meta:document-statistic meta:table-count="0" meta:image-count="0" meta:object-count="0" meta:page-count="1" meta:paragraph-count="6" meta:word-count="12" meta:character-count="58" meta:non-whitespace-character-count="52"/>
    <meta:generator>LibreOffice/6.2.2.2$Windows_X86_64 LibreOffice_project/2b840030fec2aae0fd2658d8d4f9548af4e3518d</meta:generator>
  </office:meta>
</office:document-meta>
</file>